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uationContextProxy.isLinkActive( OLink o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uationContextProxy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SSIGN.copy( OAssign . Copy ocopy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ASSIGN.fetchVariableData( VariableInstance variable , boolean forWri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aluationContextProxy.narr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eplaceEndpointRefence( PartnerLinkInstance plval , Node r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valuationContextProxy.EvaluationContextProxy( Variable var , Node va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aluationContextProxy.readMessageProperty( Variable variable , O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getOAs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eplaceContent( Node lvalue , Node lvaluePtr , String r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SSIGN.evalRValue( OAssign . RValue from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EvaluationContextProxy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replaceElement( Element lval , Element ptr , Element src , boolean keepSrcEl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SSIGN.evalLValue( OAssign . LValue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valuationContextProxy.evaluateQuery( Node root , O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aluationContextProxy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evalQuery( Node data , OMessageVarType . Part part , OExpression expression , EvaluationContext e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valuationContextProxy.readVariable( OScope . Variable variable , OMessageVarType . Part 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SIGN.copyInto( Element lval , Element ptr , Element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aluationContextProxy.getPartData( Element message ,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.ASSIGN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